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FactoryTest.createArgumentsAreDifferentException_withOpenTest_2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FactoryTest.invokeFactoryThroughLoader(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eptionFactoryTest.createArgumentsAreDifferentException_withOpe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FactoryTest.createArgumentsAreDifferentException_withoutJUnitOrOpenTest_2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FactoryTest.createArgumentsAreDifferentException_withoutJUnitOrOpe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FactoryTes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